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3" style:family="paragraph" style:parent-style-name="Text_20_body">
      <style:paragraph-properties fo:margin-left="0.9846in" fo:margin-right="0in" fo:text-indent="0in" style:auto-text-indent="false"/>
    </style:style>
    <style:style style:name="P4"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5" style:family="paragraph" style:parent-style-name="Text_20_body">
      <style:paragraph-properties fo:margin-left="1.4772in" fo:margin-right="0in" fo:text-indent="0in" style:auto-text-indent="false"/>
    </style:style>
    <style:style style:name="P6"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Standard">
      <style:paragraph-properties fo:margin-top="0in" fo:margin-bottom="0.1965in"/>
    </style:style>
    <style:style style:name="P11" style:family="paragraph" style:parent-style-name="Preformatted_20_Text">
      <style:paragraph-properties fo:margin-top="0in" fo:margin-bottom="0.1965in"/>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19"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20"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21" style:family="paragraph" style:parent-style-name="Preformatted_20_Text">
      <style:text-properties fo:language="zxx" fo:country="none" style:language-asian="zxx" style:country-asian="none" style:language-complex="zxx" style:country-complex="none"/>
    </style:style>
    <style:style style:name="P22"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23" style:family="paragraph" style:parent-style-name="Preformatted_20_Text">
      <style:text-properties fo:language="zxx" fo:country="none" style:language-asian="zxx" style:country-asian="none" style:language-complex="zxx" style:country-complex="none"/>
    </style:style>
    <style:style style:name="P24"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25" style:family="paragraph" style:parent-style-name="Preformatted_20_Text">
      <style:paragraph-properties fo:margin-left="0.5in" fo:margin-right="0in" fo:text-indent="0in" style:auto-text-indent="false"/>
    </style:style>
    <style:style style:name="P26" style:family="paragraph" style:parent-style-name="Preformatted_20_Text">
      <style:paragraph-properties fo:margin-left="0.5in" fo:margin-right="0in" fo:text-indent="0in" style:auto-text-indent="false"/>
      <style:text-properties fo:language="zxx" fo:country="none" style:language-asian="zxx" style:country-asian="none" style:language-complex="zxx" style:country-complex="none"/>
    </style:style>
    <style:style style:name="P27" style:family="paragraph" style:parent-style-name="Preformatted_20_Text">
      <style:paragraph-properties fo:margin-left="0.75in" fo:margin-right="0in" fo:text-indent="0in" style:auto-text-indent="false"/>
      <style:text-properties fo:language="zxx" fo:country="none" style:language-asian="zxx" style:country-asian="none" style:language-complex="zxx" style:country-complex="none"/>
    </style:style>
    <style:style style:name="P28" style:family="paragraph" style:parent-style-name="Preformatted_20_Text">
      <style:paragraph-properties fo:margin-left="1in" fo:margin-right="0in" fo:text-indent="0in" style:auto-text-indent="false"/>
      <style:text-properties fo:language="zxx" fo:country="none" style:language-asian="zxx" style:country-asian="none" style:language-complex="zxx" style:country-complex="none"/>
    </style:style>
    <style:style style:name="P29" style:family="paragraph" style:parent-style-name="Preformatted_20_Text">
      <style:paragraph-properties fo:margin-left="0.25in" fo:margin-right="0in" fo:text-indent="0in" style:auto-text-indent="false"/>
      <style:text-properties fo:language="zxx" fo:country="none" style:language-asian="zxx" style:country-asian="none" style:language-complex="zxx" style:country-complex="none"/>
    </style:style>
    <style:style style:name="P30" style:family="paragraph" style:parent-style-name="Preformatted_20_Text">
      <style:paragraph-properties fo:margin-left="1.5in" fo:margin-right="0in" fo:text-indent="0in" style:auto-text-indent="false"/>
      <style:text-properties fo:language="zxx" fo:country="none" style:language-asian="zxx" style:country-asian="none" style:language-complex="zxx" style:country-complex="none"/>
    </style:style>
    <style:style style:name="P31" style:family="paragraph" style:parent-style-name="Preformatted_20_Text">
      <style:paragraph-properties fo:margin-left="1.25in" fo:margin-right="0in" fo:text-indent="0in" style:auto-text-indent="false"/>
      <style:text-properties fo:language="zxx" fo:country="none" style:language-asian="zxx" style:country-asian="none" style:language-complex="zxx" style:country-complex="none"/>
    </style:style>
    <style:style style:name="P32" style:family="paragraph" style:parent-style-name="Heading_20_3">
      <style:text-properties fo:font-style="normal" style:font-style-asian="normal" style:font-style-complex="normal"/>
    </style:style>
    <style:style style:name="P33" style:family="paragraph" style:parent-style-name="OutlineNothing" style:list-style-name=""/>
    <style:style style:name="P34" style:family="paragraph" style:parent-style-name="OutlineNothing" style:list-style-name="">
      <style:paragraph-properties fo:margin-left="0in" fo:margin-right="0in" fo:text-indent="0in" style:auto-text-indent="false"/>
    </style:style>
    <style:style style:name="P35" style:family="paragraph" style:parent-style-name="Text_20_body" style:list-style-name="L1"/>
    <style:style style:name="P36" style:family="paragraph" style:parent-style-name="Text_20_body" style:list-style-name="L2">
      <style:text-properties fo:language="zxx" fo:country="none" style:language-asian="zxx" style:country-asian="none" style:language-complex="zxx" style:country-complex="none"/>
    </style:style>
    <style:style style:name="P37"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style:text-line-through-style="none" style:text-underline-style="none" style:text-blinking="false"/>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style:text-outline="false" style:text-line-through-style="none" style:font-name="Nimbus Sans L" fo:font-size="10pt" fo:font-style="normal" fo:text-shadow="none" style:text-underline-style="none" fo:font-weight="normal" style:font-name-asian="Nimbus Sans L" style:font-size-asian="10pt" style:font-style-asian="normal" style:font-weight-asian="normal" style:font-name-complex="Nimbus Sans L" style:font-size-complex="10pt" style:font-style-complex="normal" style:font-weight-complex="normal" style:text-emphasize="none" style:text-overline-style="none" style:text-overline-color="font-color"/>
    </style:style>
    <style:style style:name="T15" style:family="text">
      <style:text-properties fo:language="zxx" fo:country="none" style:language-asian="zxx" style:country-asian="none" style:language-complex="zxx" style:country-complex="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form:form form:name="f" form:apply-filter="true" form:method="post" form:control-implementation="ooo:com.sun.star.form.component.Form" office:target-frame="" xlink:href="file:///C:/Users/kriegmani/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C:/Users/kriegmani/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o Do</text:h>
      <text:list xml:id="list37425755" text:style-name="L3">
        <text:list-item>
          <text:p text:style-name="P37">debug versions mode</text:p>
        </text:list-item>
        <text:list-item>
          <text:p text:style-name="P37">figure out probabilities problem and keep working on scoring</text:p>
        </text:list-item>
        <text:list-item>
          <text:p text:style-name="P37">follow up on setting up a meeting with Peter Koelner or whatever his name is in the philosophy dept.</text:p>
        </text:list-item>
      </text:list>
      <text:h text:style-name="Heading_20_2" text:outline-level="2">Scoring</text:h>
      <text:p text:style-name="Text_20_body">So the basic idea with scoring is that every time a new rating is made, or everytime a new argument is added, or an existing argument is change, or an argument is removed, we need to recalculate all of the scores for dependent propositions.</text:p>
      <text:p text:style-name="Text_20_body">A proposition only has a score in within a certain context because some of the paths through its sub arguments may be ruled out because they are circular or because they conflict with higher level propositions with the content.</text:p>
      <text:h text:style-name="Heading_20_3" text:outline-level="3">Things that should trigger re-scoring of a proposition's dependent arguments</text:h>
      <text:list xml:id="list35118762" text:style-name="L1">
        <text:list-item>
          <text:p text:style-name="P35">new/deleted/change rating</text:p>
        </text:list-item>
        <text:list-item>
          <text:p text:style-name="P35">new/deleted/changed argument</text:p>
        </text:list-item>
      </text:list>
      <text:h text:style-name="Heading_20_3" text:outline-level="3">Algorithm for re-scoring</text:h>
      <text:p text:style-name="Text_20_body">Lets define the edited proposition as the proposition whose rating has been changed, or the proposition whose argument has been changed.</text:p>
      <text:p text:style-name="Text_20_body">First find all dependent trees by recursively querying for parents of the edited proposition. <text:s/>Continuing querying until we reach nodes with no parents. <text:s/>Now we have a list of all dependent nodes.</text:p>
      <text:p text:style-name="Text_20_body">Now we could construct all possible argument trees for every dependent node by recursively loading up children, while keeping a list of nodes that have already been used higher in the tree, and ruling out arguments when it uses as one of its own propositions, one of its ancestor props.</text:p>
      <text:p text:style-name="Text_20_body">However, that isn't the whole story, because for any scoring of a tree, no argument that is used for the score can use as a child proposition the negation of any proposition that is used anywhere else in the tree (whether it is an ancestor or not).</text:p>
      <text:p text:style-name="Text_20_body">Thus whenever in one part of the tree there is a proposition which is negated in another part of the tree (even though neither is a direct descendant of the other) there is a choice point: <text:s/>we can discard the parent argument of either proposition, and then re-evaluate the parent proposition of that argument without that argument's availability.</text:p>
      <text:p text:style-name="Text_20_body">Thus every time somewhere is a tree there is a proposition and its negation we must multiply by two how many trees there are to evaluate. <text:s/>If there are 5 proposition/negation pairs, it seems we have 2^5 possible trees to evaluate...maybe...but remember for each proposition we only use the strongest argument for and the strongest argument against, thus we only have a choice point if the proposition and its negation are each in arguments which are the strongest arguments for their respective propositions. <text:s/>Who knows how often that will be the case...</text:p>
      <text:p text:style-name="Text_20_body"/>
      <text:p text:style-name="Text_20_body">Which brings me to another point. <text:s/>I think it's possible to save some time by starting with the lowest level propositions and working our way up to higher level ones. <text:s/>So first we score a proposition, and then it's grandparent proposition's and so forth. The grandparent proposition can start by using the grandchild's highest scoring pro/con arguments, which in many cases will probably not have a cycle or conflicting proposition. <text:s/>Only in those cases where the grandchild's score was dependent on an argument that produces a cycle or conflict for the grandparent, does the grandparent bother to recalculate all of the grandchild's arguments within the new grandparent context.</text:p>
      <text:p text:style-name="Text_20_body"/>
      <text:p text:style-name="Text_20_body">So the algorithm to evaluate a high level proposition could be something like this. <text:s/>First load up all the arguments and all the propositions of those arguments. <text:s/>Score each argument based on each proposition's pre-calculated score. <text:s/>For each of the strongeset pro and con arguments, load up the trees associated with each proposition in the argument. <text:s/>If there are no conflicts we are golden. <text:s/>We don't need to load up the trees of the weaker arguments.</text:p>
      <text:p text:style-name="Text_20_body">If there are conflicts then we can search within the grandchild proposition's tree for the highest rated tree that does not conflict, and use that to recalculate the strength of the argument. <text:s/>Only if the strongest argument score we can come up with falls below the next competing argument's score does it become necessary to load up the the tree of the next competing argument and check it for cycles and conflicts. <text:s/>The idea being that a cycle or conflict having to do with a higher level context can only reduce the score from the pre-calculated score for the proposition.</text:p>
      <text:p text:style-name="Text_20_body">I think it is probably possible to repeat this time saving procedure down the tree, and after finding conflicts, when looking for the strongest alternatives, the result being that you will usually only have to evaluate a tiny portion of the tree.</text:p>
      <text:p text:style-name="Text_20_body"/>
      <text:p text:style-name="Text_20_body">Maybe this approach will reduce/eliminate problems with cycles and conflicts by triming enough of them away so that highest scores are always/almost always calculable in reasonable time.</text:p>
      <text:p text:style-name="Text_20_body"/>
      <text:p text:style-name="Text_20_body"/>
      <text:p text:style-name="Text_20_body">So the algorithm could first calculate a score for the edited proposition, and then call a recursive function to calculate the score for the parents and so on up the tree (as opposed to generating a list of trees that need to be calculated from the start).</text:p>
      <text:p text:style-name="Text_20_body"/>
      <text:h text:style-name="Heading_20_3" text:outline-level="3">Example</text:h>
      <text:p text:style-name="Text_20_body"/>
      <text:p text:style-name="P21">propA (AR: 50)</text:p>
      <text:p text:style-name="P29">+ argB</text:p>
      <text:p text:style-name="P26">propE (AR: 85)</text:p>
      <text:p text:style-name="P27">+ argH</text:p>
      <text:p text:style-name="P28">propI (AR: 40)</text:p>
      <text:p text:style-name="P31">+ argX</text:p>
      <text:p text:style-name="P30">propE</text:p>
      <text:p text:style-name="P28">propJ (AR: 60)</text:p>
      <text:p text:style-name="P28">propK (AR: 55)</text:p>
      <text:p text:style-name="P27">+ argR</text:p>
      <text:p text:style-name="P28">propS (AR: 55)</text:p>
      <text:p text:style-name="P28">propT (AR: 55)</text:p>
      <text:p text:style-name="P26">propF (AR: 75)</text:p>
      <text:p text:style-name="P26">propG (AR: 90)</text:p>
      <text:p text:style-name="P29">+ argC</text:p>
      <text:p text:style-name="P26">propL (AR: 88)</text:p>
      <text:p text:style-name="P27">+ argP</text:p>
      <text:p text:style-name="P28">propI (AR: 40)</text:p>
      <text:p text:style-name="P28">propQ (AR: 34)</text:p>
      <text:p text:style-name="P26">propM (AR: 20)</text:p>
      <text:p text:style-name="P29">+ argU</text:p>
      <text:p text:style-name="P26">propV (AR: 20)</text:p>
      <text:p text:style-name="P26">propW (AR: 20)</text:p>
      <text:p text:style-name="P29">- argD</text:p>
      <text:p text:style-name="P26">propN (AR: 32)</text:p>
      <text:p text:style-name="P26">propO (AR: 42)</text:p>
      <text:p text:style-name="P26"/>
      <text:p text:style-name="P9">Lets say that propI.AR is updated. <text:s/>We do:</text:p>
      <text:list xml:id="list35106209" text:style-name="L2">
        <text:list-item>
          <text:p text:style-name="P36">rescore propE</text:p>
          <text:list>
            <text:list-item>
              <text:p text:style-name="P36">rescore argH (propI.AR * propJ.AR * propK.AR)</text:p>
            </text:list-item>
            <text:list-item>
              <text:p text:style-name="P36">rescore propE using the greater of argH.S or argR.S</text:p>
            </text:list-item>
          </text:list>
        </text:list-item>
        <text:list-item>
          <text:p text:style-name="P36">rescore propL</text:p>
        </text:list-item>
        <text:list-item>
          <text:p text:style-name="P36">rescore propA</text:p>
          <text:list>
            <text:list-item>
              <text:p text:style-name="P36">rescore argB (propE.S * propF.S * propG.S)</text:p>
              <text:list>
                <text:list-item>
                  <text:p text:style-name="P36">recursively open the highest rated pro/con args for the tree rooted at argB looking for cycles or conflicts.</text:p>
                  <text:list>
                    <text:list-item>
                      <text:p text:style-name="P36">recursively open the highest rated pro/con args for the tree root at argH looking for cycles and conflicts</text:p>
                    </text:list-item>
                  </text:list>
                </text:list-item>
              </text:list>
            </text:list-item>
            <text:list-item>
              <text:p text:style-name="P36">rescore argC (propL.S * propM.S)</text:p>
            </text:list-item>
            <text:list-item>
              <text:p text:style-name="P36">don't bother rescoring argU unless both argB.S and argC.S have fallen below argU.S</text:p>
            </text:list-item>
            <text:list-item>
              <text:p text:style-name="P36">don't bother rescoring argD</text:p>
            </text:list-item>
            <text:list-item>
              <text:p text:style-name="P36">rescore propA using propA.AR, argD.S and greater of argB.S, argC.S, and argU.S</text:p>
            </text:list-item>
          </text:list>
        </text:list-item>
      </text:list>
      <text:p text:style-name="P9"/>
      <text:p text:style-name="P9">Hmmm... I think I might need to increase the depth of the sample tree a little bit in order to explicate an complete algorithm.</text:p>
      <text:h text:style-name="Heading_20_3" text:outline-level="3">Questions</text:h>
      <text:p text:style-name="Text_20_body">Do I bother calculating scores for all contexts, or only for trees with roots that are root nodes (i.e. 'prop.root <text:s/>== true')?</text:p>
      <text:h text:style-name="Heading_20_3" text:outline-level="3">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3" text:outline-level="3">Based on last years notes</text:h>
      <text:p text:style-name="Text_20_body">Maybe I should start with the most naïve implementation and optimize from there. <text:s/>That will probably make this easier especially since I'm not even sure what the basic approach should be.</text:p>
      <text:p text:style-name="Text_20_body">The most naïve implementation, according to the approach outlined below where all arguments are taken into account (not just the strongest) would be to load up each tree that I want to evaluate one at a time. <text:s/>Don't worry about the order for now. <text:s/>So its fine to start with the edited node and then recursively evaluate parents.</text:p>
      <text:p text:style-name="Text_20_body">To evaluate a given tree, call up the whole tree. <text:s/>Lets consider a really simple tree:</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text:p>
      <text:p text:style-name="Text_20_body"><text:span text:style-name="T15">Chance of either argB or argD or both (making the dubious assumption, as always that propC, propG and propF are all independent variables): propC.AR * (1 – (1-propG.AR)(1-propF.AR) = chance of propC times 1 minus the chance of neither propG nor propF.</text:span></text:p>
      <text:p text:style-name="Text_20_body"><text:span text:style-name="T15">What about:</text:span></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propJ (AR: 32)</text:span></text:p>
      <text:p text:style-name="P29">+ argH</text:p>
      <text:p text:style-name="P26">propC (AR: 85)</text:p>
      <text:p text:style-name="P25"><text:span text:style-name="T15">propF (AR: 20)</text:span></text:p>
      <text:p text:style-name="P25"><text:span text:style-name="T15">propI (AR: 45)</text:span></text:p>
      <text:p text:style-name="P18"/>
      <text:p text:style-name="Text_20_body">Chance of at least one of argB, argD or argH:</text:p>
      <text:p text:style-name="Text_20_body">What are the ways it can be correct:</text:p>
      <text:p text:style-name="P18">1. propC</text:p>
      <text:p text:style-name="P29">1. propG</text:p>
      <text:p text:style-name="P29">2. propF</text:p>
      <text:p text:style-name="P26">1. propJ</text:p>
      <text:p text:style-name="P26">2. propI</text:p>
      <text:p text:style-name="P18"/>
      <text:p text:style-name="Text_20_body">There are three ways to be correct 1.1, 1.2.1, and 1.2.2. <text:s/>Each requires propC so multiply everything by propC to get rid of that element. <text:s/>What are the chances of at least one of propG or propF? <text:s/>It is 1 – the chance of neither propG nor propF, which is 1-(1-propG)(1-propF). <text:s/>What is the chance of propF? <text:s/>1 minus chance of neither propJ nor propI which is 1-(1-propJ)(1-propI).</text:p>
      <text:p text:style-name="Text_20_body">So according to that reasoning I've got: <text:s/>propC(1-(1-propG)(1-1-(1-propJ)(1-propI)))</text:p>
      <text:p text:style-name="Text_20_body">What about:</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propJ (AR: 32)</text:span></text:p>
      <text:p text:style-name="P29">+ argH</text:p>
      <text:p text:style-name="P26">propK (AR: 85)</text:p>
      <text:p text:style-name="P25"><text:span text:style-name="T15">propF (AR: 20)</text:span></text:p>
      <text:p text:style-name="P26">propI (AR: 45)</text:p>
      <text:p text:style-name="P26"/>
      <text:p text:style-name="Text_20_body"><text:span text:style-name="T15">What are the ways it can be correct:</text:span></text:p>
      <text:p text:style-name="P18">1. propC</text:p>
      <text:p text:style-name="P29">1. propG</text:p>
      <text:p text:style-name="P29">2. propF &amp;&amp; propJ</text:p>
      <text:p text:style-name="P18">2. propK &amp;&amp; propF &amp;&amp; propI</text:p>
      <text:h text:style-name="Heading_20_3" text:outline-level="3">Taken from Last Years Notes</text:h>
      <text:p text:style-name="Text_20_body">[Notice that here (towards the end) I am contemplating a slightly different system that incorporates all the argument for an against a proposition, not just the strongest ones...]</text:p>
      <text:p text:style-name="Text_20_body">So I am imagining a system that would work like this. <text:s/>For each valid none circular argument in support of a proposition, the system would evaluate the strength of the argument by looking first at the leaf node propositions and the crowd sourced evaluations of them. <text:s/>It would use these leaf node evaluations as an aid to coming up with a valuation for the proposition which directly relied on them. <text:s/>To the extent that those leaf nodes evaluations where strong, as in most users agreed that they are clearly true (or agreed that they are clearly false) they would form the basis for evaluation of the dependent proposition. <text:s/>Maybe a simple average of those propositions as a way to get started. <text:s/>So if for leaf proposition 1, users assessment of liklihood of truth averaged to 80%, for 2, 85%, for 3, 90%, for 4, 95%, and for 5, 100%, then overall the leaf propositions would average out to 90% for that argument. <text:s/>Assuming that was the strongest argument, or that it was the only argument, for the dependent proposition, we could then combine that 90% with direct crowd sourced evaluations of the dependent proposition. <text:s/>Lets say that the crowd evaluated the dependent proposition at 80%. <text:s/>To the extent that logic strongly supports a position we want to give primacy to logic rather than crowd sourced evaluations, so we could use the leaf node's evaluation as both an evaluation and the weight to give to the evaluation . . . so you could do a weighted average: <text:s/>.90 * .90 + .80 * .10 to come up with the combined valuation for that node. <text:s/>But that doesn't make sense, because that means that leaf nodes that are deemed unlikely to be true are counted as less compelling . . . well maybe that does make sense. <text:s/>The whole idea is that we don't want to give an errant bad argument for something inordinate weight in determining the value of a proposition. <text:s/>Rather we want to give the <text:span text:style-name="T2">good</text:span><text:span text:style-name="T7"> argument </text:span><text:span text:style-name="T2">for </text:span><text:span text:style-name="T3">and</text:span><text:span text:style-name="T4"> </text:span><text:span text:style-name="T5">against</text:span><text:span text:style-name="T6"> </text:span><text:span text:style-name="T8">something the most weight.</text:span></text:p>
      <text:p text:style-name="Text_20_body"><text:span text:style-name="T8">So perhaps what we do in that case is if the best pro argument has leaf nodes that average 90% and the best con argument has leaf nodes that averages to 50%, we take a weighted average of </text:span><text:span text:style-name="T6">those</text:span><text:span text:style-name="T8">, and then use that in the weighted average with the dependent propositions crowd sourced evaluation. <text:s/>No, that doesn't make sense. <text:s/>If an argument depends on 5 propositions 4 of which are 100%, and one of which is 10% then the argument would not seem to have a 82% chance of being correct, but rather a 10% change of being correct. <text:s/>An argument is only as good as its weakest proposition.</text:span></text:p>
      <text:p text:style-name="P8">OK, so we match the weakest proposition of the strongest pro argument against the weakest proposition of the strongest con argument.</text:p>
      <text:p text:style-name="P8">Well we don't want the weakest necessarily. <text:s/>It probably makes more sense to treat each crowd sourced evaluation (CSE) as a probability that a proposition is correct. <text:s/>To determine the chances that an argument is correct it probably makes more sense to calculate the probability that all of its premises are correct. <text:s/>In the case of an argument with four propositions, with probabilities of being correct, 100%, 90%, 80%, and 10% the chance the the argument as a whole is correct would then be, 1 * .9 *.8 *.1, or .072, or 7.2%. <text:s/>(This assumes that there is no relationship between the premise's likelihood of being correct—I think this might be called “independence”, I can't remember. <text:s/>To some extent this might be seen as the responsibility of those crafting the argument: <text:s/>if they make their argument dependent on redundant premises—i.e. dependent premises—then their argument will take a reliability hit: in so far as the redundant premises are uncertain the uncertainty is magnified by the redundancy.)</text:p>
      <text:p text:style-name="P8">Anyway, in this way each argument that relied directly on leaf nodes would be evaluated with a probability of being correct. <text:s/>Now when taking that info and using it to come up with an estimate of the proposition being correct I think it makes sense simply to take the most powerful argument. <text:s/>If various arguments truly did not overlap, then it might make sense to make sense to somehow aggregate the pro and con arguments. <text:s/>But since there might be a number of pro arguments that are restatements of each other, you wouldn't necessarily want to give more power to the aggregate pro arguments merely because there was sloppy restating. <text:s/>Also, if there are a number of frivolous pro arguments do you really want to give them weight. <text:s/>Well if they are completely frivolous they shouldn't provide any weight. <text:s/>So actually maybe there is a way to aggregate argument without giving undue weight to arguments that are essentially repeats, or at least that overlap in substantial ways. <text:s/>That is that you evaluate all the pro arguments simultaneously, by mapping out every combination of leaf proposition premises that might lead to at least one argument for a dependent proposition being true. <text:s/>This would be a way to neutralize the dependence between different pro-arguments, so that restatements (which presumably rely at least partly on the same leaf-props) would not give undue strength to an argument.</text:p>
      <text:p text:style-name="P8">OK, so I think that makes sense, so from the CSE of the leaf-props you can come up with a probability that at least one pro arguments is true and at least one con argument is true. <text:s/>Ideally the probability of pro and con should always sum to less than 1, because something cannot be true and false at the same time. <text:s/>If the best arguments have yet to be articulated, and the CSE of the leaf props are all reasonable, then there will always be room to improve either the pro or con arguments and move towards a sum of 1. <text:s/>However, because humans are likely to have intuitions about the leaf-props that are not entirely consistent, I'm imagining that sometimes the probability of pro and con arguments will frequently sum to greater than one. <text:s/>Presumably they will always sum to less than 2 because the same people will be CSEing the leaf-props for the pro and con arguments, so if there is simply a disagreement about the leaf-props that will be reflected in the leaf-props CSE. <text:s/>Perhaps it is conceivable that in some cases the very same people would have such deeply conflicting intuitions that probability of at least one pro and one con argument being correct according the CSE would sum to 2, in which case we have identified a paradox (something that might come close: <text:s/>the universe has always existed versus the universe has not always existed).</text:p>
      <text:p text:style-name="P8">Anyway, now we need a way to aggregate pro and con arguments and CSE evaluations for a non-leaf-prop. <text:s/>Leaf-props only have CSE evaluations, but non-leaf-props have both CSE evaluations and pro and con argument evaluations. <text:s/>As I noted earlier, the more definitive the pro/con arguments the less important the CSE evaluation, because after all we want to privilege logic over intuition wherever practical. <text:s/>The point of the system is to incorporate more logic into public discourse.</text:p>
      <text:p text:style-name="P8">Maybe a simple way to do this would be to make the CSE account for 1 minus the sum of the probabilities of the pro and con arguments. <text:s/>So if there is a 10% chance that at least one pro argument is correct, and a 15% chance that at least one con argument is correct, then the CSE accounts for 75% of the weighting. <text:s/>So if the CSE was 60% probability that the proposition is correct, then the overall evaluation of the proposition would be .75 * .6 + .25 * (.10 / (.10 + .15) ) = .55.</text:p>
      <text:p text:style-name="P8">Lets do another example. <text:s/>Lets say the CSE of the proposition was 90%, and the pro argument was 10% and the con argument was 90%. <text:s/>Then the overall evaluation of the proposition would be 10% because the pro and con arguments were definitive enough that the CSE was not used.</text:p>
      <text:p text:style-name="P8">Another example. <text:s/>Lets say the CSE of the proposition was 90%, the pro argument was 1% and the con argument was 10%. <text:s/>Here it would be .89 * .90 + .11 * ( .01 / (.01 + .10) ) = .811. <text:s/>That seems about right.</text:p>
      <text:p text:style-name="P8">Notice that the formula is better expresses as:</text:p>
      <text:p text:style-name="P8">P = probability of at least one pro argument being correct</text:p>
      <text:p text:style-name="P8">C = probability of at least one con argument being correct</text:p>
      <text:p text:style-name="P8">E = CSE of proposition</text:p>
      <text:p text:style-name="P8">A = Answer: <text:s/>the probability of the proposition</text:p>
      <text:p text:style-name="P8">A = (1 – P + C) * E <text:s/>+ (P + C) * <text:s/>P / ( P + C ) = (1 – P + C) * E <text:s/>+ <text:s/>P</text:p>
      <text:p text:style-name="P8"/>
      <text:p text:style-name="P8">I think this formula has the properties that I was looking for. <text:s/>To the extent that there are definitive arguments supported by definitive leaf propositions, the arguments are determinative, and the crowd sourced evaluation is unimportant. <text:s/>However, to the extent that the arguments supporting or opposing a proposition depend on leaf propositions with weak CSE, the CSE of the proposition is more determinative. <text:s/>This protects against pollution by frivolous arguments that depend on dubious premises. <text:s/>If a one was to browse through arguments sorting by relevance determined according to this equation, I think he could expect that the strong arguments would be at the top and the frivolous arguments listed below where they are less distracting. <text:s/>Viewers could set a minimum threshold for arguments appearing when there are say more than 5 arguments on each side, so that they see only the most powerful arguments while browsing through the argument tree.</text:p>
      <text:p text:style-name="P8"/>
      <text:p text:style-name="P8">Finally, it would probably be useful to add in some time functions and number of user evaluation functions to make the system less prone to rapid change in the strength of an argument depending on who happened to be reviewing the strength of a new and largely unrated proposition. <text:s/>And further, a metric could be developed to weight users ratings of propositions based on how long the user has been part of the community, and what his reputation is.</text:p>
      <text:p text:style-name="P8">If change in evaluation of arguments is simply slowed down, then good arguments will still bubble up to the top, and bad ones sink to the bottom, but bad arguments won't skyrocket to the top and good ones plummet. <text:s/>Instead, people will notice that an argument is declining, and they can take a look and see what the cause is. <text:s/>If it is caused by strange CSE of propositions, then increased attention will bring better CSE. <text:s/>Well that is the main cause, beside, perhaps misleading arguments (i.e. arguments that depend on multiple meanings for words).</text:p>
      <text:p text:style-name="P7">So perhaps an example would help.</text:p>
      <text:list xml:id="list35129971" text:style-name="OutlineStyleNothing">
        <text:list-item>
          <text:p text:style-name="OutlineNothing">Non-leaf Prop 1</text:p>
          <text:list>
            <text:list-item>
              <text:p text:style-name="OutlineNothing">Pro (Aggregate of the Pro Arguments (Accounting for Dependent Variables): <text:s/>.19)</text:p>
              <text:list>
                <text:list-item>
                  <text:p text:style-name="OutlineNothing">Argument 1: .02</text:p>
                  <text:list>
                    <text:list-item>
                      <text:p text:style-name="OutlineNothing">Leaf 1: <text:s/>.20</text:p>
                    </text:list-item>
                    <text:list-item>
                      <text:p text:style-name="OutlineNothing">Leaf 2: <text:s/>.30</text:p>
                    </text:list-item>
                    <text:list-item>
                      <text:p text:style-name="OutlineNothing">Leaf 3: <text:s/>.40</text:p>
                    </text:list-item>
                    <text:list-item>
                      <text:p text:style-name="OutlineNothing">Leaf 4: <text:s/>.90</text:p>
                    </text:list-item>
                  </text:list>
                </text:list-item>
                <text:list-item>
                  <text:p text:style-name="OutlineNothing">Argument 2: .05</text:p>
                  <text:list>
                    <text:list-item>
                      <text:p text:style-name="OutlineNothing">Leaf 1: <text:s/>.20</text:p>
                    </text:list-item>
                    <text:list-item>
                      <text:p text:style-name="OutlineNothing">Leaf 2: <text:s/>.30</text:p>
                    </text:list-item>
                    <text:list-item>
                      <text:p text:style-name="OutlineNothing">Leaf 5: <text:s/>.95</text:p>
                    </text:list-item>
                    <text:list-item>
                      <text:p text:style-name="OutlineNothing">Leaf 6: <text:s/>.85</text:p>
                    </text:list-item>
                  </text:list>
                </text:list-item>
                <text:list-item>
                  <text:p text:style-name="OutlineNothing">Argument 3: .18</text:p>
                  <text:list>
                    <text:list-item>
                      <text:p text:style-name="OutlineNothing">Leaf 1: <text:s/>.20</text:p>
                    </text:list-item>
                    <text:list-item>
                      <text:p text:style-name="OutlineNothing">Leaf 5: <text:s/>.95</text:p>
                    </text:list-item>
                    <text:list-item>
                      <text:p text:style-name="OutlineNothing">Leaf 7: <text:s/>.95</text:p>
                    </text:list-item>
                  </text:list>
                </text:list-item>
              </text:list>
            </text:list-item>
            <text:list-item>
              <text:p text:style-name="OutlineNothing">Con</text:p>
              <text:list>
                <text:list-item>
                  <text:p text:style-name="OutlineNothing">Argument 4:</text:p>
                  <text:list>
                    <text:list-item>
                      <text:p text:style-name="OutlineNothing">Leaf 8: <text:s/>.90</text:p>
                    </text:list-item>
                    <text:list-item>
                      <text:p text:style-name="OutlineNothing">Leaf 9: <text:s/>.95</text:p>
                    </text:list-item>
                    <text:list-item>
                      <text:p text:style-name="OutlineNothing">Leaf 10: <text:s/>.80</text:p>
                    </text:list-item>
                  </text:list>
                </text:list-item>
                <text:list-item>
                  <text:p text:style-name="OutlineNothing">Argument 5:</text:p>
                  <text:list>
                    <text:list-item>
                      <text:p text:style-name="OutlineNothing">Leaf 8: <text:s/>.90</text:p>
                    </text:list-item>
                    <text:list-item>
                      <text:p text:style-name="OutlineNothing">Leaf 11: <text:s/>.75</text:p>
                    </text:list-item>
                    <text:list-item>
                      <text:p text:style-name="OutlineNothing">Leaf 12: <text:s/>.75</text:p>
                    </text:list-item>
                  </text:list>
                </text:list-item>
              </text:list>
            </text:list-item>
          </text:list>
        </text:list-item>
      </text:list>
      <text:p text:style-name="P33"/>
      <text:p text:style-name="P33">So the aggregate Pro Argument score of just 1 and 2 would be calculated as . . . </text:p>
      <text:p text:style-name="P34">.20 * .30 * (1 - .60 * .10 * .05 * .15 )</text:p>
      <text:p text:style-name="P34">Nope that is wrong. <text:s/>What is in the parentheses is the probability that none of Leaf 3, 4, 5, or 6 is correct but actually what I want is the probability that (at least one of 3 and 4 is wrong) and that (at least one of 5 and 6 is wrong).</text:p>
      <text:p text:style-name="P34"/>
      <text:p text:style-name="P34">What is the probability that at least one of 3 and 4 is wrong? <text:s/>One minus the chance that they are both right. <text:s/>(1 - .40 * .90) <text:s/>And the chance that at least one of 5 and 6 is wrong is similarly: <text:s/>(1 - .95 * .85). <text:s/>So the chance that one or the other is right is one minus the chance that they are both wrong: 1 - (1 - .40 * .90) * (1 - .95 * .85).</text:p>
      <text:p text:style-name="P34">So the aggregate Pro Argument score of just 1 and 2 would be calculated as:</text:p>
      <text:p text:style-name="P34">.20 * .30 * ( 1 - (1 - .40 * .90) * (1 - .95 * .85) )</text:p>
      <text:p text:style-name="P34"/>
      <text:p text:style-name="P34">How do I incorporate Pro Argument 3?</text:p>
      <text:p text:style-name="P34">.20 * (1 – (chances that all the rest are false multiplied)</text:p>
      <text:p text:style-name="P12"><text:span text:style-name="T14">=0.2*(1-(1-0.95*0.95)*(1-0.3*(1-(1-0.4*0.9)*(1-0.95*0.85)))) =</text:span> <text:s/>the chance, taking into account dependent variables, that at least one of the pro arguments is correct = .19</text:p>
      <text:p text:style-name="P12"/>
      <text:p text:style-name="P12">OK, I need a recursive algorithm for this . . . what is it?</text:p>
      <text:p text:style-name="P12">Chance that there will be at least one argument whose propositions are correct </text:p>
      <text:p text:style-name="P12">= chance that the portion which they all depend on is correct * (chance that, there exists one argument for which the remaining propositions are all correct) </text:p>
      <text:p text:style-name="P12">= [chance that the portion which they all depend on is correct = chance of each proposition that all arguments depend on multiplied by each other]* [chance that, there exists one argument for which the remaining propositions are all correct = (1 – the chance that for each argument, at least one of the remaining propositions is false)]</text:p>
      <text:p text:style-name="P12">= <text:s/>(chance of each proposition that all arguments depend on multiplied by each other) *(1 – [ the chance that for each argument, at least one of the remaining propositions is false= chances for each argument, multiplied times each other, that at least one of the remaining propositions is false]) </text:p>
      <text:p text:style-name="P17">= </text:p>
      <text:p text:style-name="P17"/>
      <text:p text:style-name="P17">. . . </text:p>
      <text:p text:style-name="P17"/>
      <text:p text:style-name="P17">Well anyway, there might be a better way to do this if I re-learn some statistics. <text:s/>I think I've mostly convinced myself that it is possible and makes sense though.</text:p>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13"/>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10">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10">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Backspace and Delete key functions </text:h>
      <text:h text:style-name="Heading_20_3" text:outline-level="3">psuedo code</text:h>
      <text:p text:style-name="Text_20_body"/>
      <text:p text:style-name="P21">if(SelectionLengthDoesNotEqualZero())</text:p>
      <text:p text:style-name="P2">doNothing()</text:p>
      <text:p text:style-name="P21">else if(KeyIsBackspace())</text:p>
      <text:p text:style-name="P2">if( isFirstCharacter() )</text:p>
      <text:p text:style-name="P4">if( thereIsPreviousSibling() &amp;&amp; previousNodeIsNotLink() &amp;&amp; thisNodeIsNotLink() &amp;&amp; notTopLevel() )</text:p>
      <text:p text:style-name="P6">if( thisNodeHasNoChildren() )</text:p>
      <text:p text:style-name="P20">mergeWithPreviousSibling()</text:p>
      <text:p text:style-name="P22">setFocusOnPreviousSibling()</text:p>
      <text:p text:style-name="P22">combineText()</text:p>
      <text:p text:style-name="P22">positionCursorAtStartOfWhatWasThisPropsText()</text:p>
      <text:p text:style-name="P22">deleteThisNode()</text:p>
      <text:p text:style-name="P6">else if( previousSiblingHasNoChildren() )</text:p>
      <text:p text:style-name="P20">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4">else</text:p>
      <text:p text:style-name="P6">doNothing()</text:p>
      <text:p text:style-name="P2">else</text:p>
      <text:p text:style-name="P4">doNormalKeyStroke()</text:p>
      <text:p text:style-name="P21">else if(KeyIsDelete())</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4">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text:p>
      <text:p text:style-name="P20">deleteThisNode()</text:p>
      <text:p text:style-name="P20">deleteParentArgument()</text:p>
      <text:p text:style-name="P20">setFocusOnNexOpenSubsequentElement()</text:p>
      <text:p text:style-name="P4">else</text:p>
      <text:p text:style-name="P4"><text:tab/>doNothing()</text:p>
      <text:p text:style-name="P2">else</text:p>
      <text:p text:style-name="P2"><text:tab/>doNormalKeyStroke()</text:p>
      <text:p text:style-name="P18">else</text:p>
      <text:p text:style-name="P2">/* should never happen */</text:p>
      <text:p text:style-name="P2">doNothing()</text:p>
      <text:p text:style-name="P2"/>
      <text:p text:style-name="P2"/>
      <text:p text:style-name="P21">/*setFocusOnLastOpenPreviousElement() and setFocusOnNextOpenSubsequentElement() should be able to competently handle the case where the is not such element.*/</text:p>
      <text:p text:style-name="P21"/>
      <text:h text:style-name="Heading_20_3" text:outline-level="3">real code</text:h>
      <text:p text:style-name="Text_20_body"/>
      <text:p text:style-name="P21">if(SelectionLengthDoesNotEqualZero()){</text:p>
      <text:p text:style-name="P2">doNormalKeyStroke();</text:p>
      <text:p text:style-name="P18">}</text:p>
      <text:p text:style-name="P21"/>
      <text:p text:style-name="P21">if(KeyIsBackspace()){</text:p>
      <text:p text:style-name="P2">if( isFirstCharacter() ) {</text:p>
      <text:p text:style-name="P4">if( thereIsPreviousSibling() &amp;&amp; previousNodeIsNotLink() &amp;&amp; thisNodeIsNotLink() &amp;&amp; notTopLevel() ){</text:p>
      <text:p text:style-name="P6">if( thisNodeHasNoChildren() ){</text:p>
      <text:p text:style-name="P20">XxmergeWithPreviousSibling();</text:p>
      <text:p text:style-name="P22">setFocusOnPreviousSibling();</text:p>
      <text:p text:style-name="P22">combineText();</text:p>
      <text:p text:style-name="P22">positionCursorAtStartOfWhatWasThisPropsText();</text:p>
      <text:p text:style-name="P22">deleteThisNode();</text:p>
      <text:p text:style-name="P22"/>
      <text:p text:style-name="P6">}else if( previousSiblingHasNoChildren() ){</text:p>
      <text:p text:style-name="P20">XX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6">}</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6">}</text:p>
      <text:p text:style-name="P4">}else{</text:p>
      <text:p text:style-name="P6">doNothing();</text:p>
      <text:p text:style-name="P4">}</text:p>
      <text:p text:style-name="P2">}else{</text:p>
      <text:p text:style-name="P4">doNormalKeyStroke();</text:p>
      <text:p text:style-name="P2">}</text:p>
      <text:p text:style-name="P18">} else if(KeyIsDelete()) {</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Xx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XX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6">}</text:p>
      <text:p text:style-name="P4">}else 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 {</text:p>
      <text:p text:style-name="P20">deleteThisNode();</text:p>
      <text:p text:style-name="P20">deleteParentArgument();</text:p>
      <text:p text:style-name="P20">setFocusOnNexOpenSubsequentElement();</text:p>
      <text:p text:style-name="P6">}</text:p>
      <text:p text:style-name="P4">}else{</text:p>
      <text:p text:style-name="P4"><text:tab/>doNothing();</text:p>
      <text:p text:style-name="P4">}</text:p>
      <text:p text:style-name="P2">}else{</text:p>
      <text:p text:style-name="P2"><text:tab/>doNormalKeyStroke();</text:p>
      <text:p text:style-name="P2">}</text:p>
      <text:p text:style-name="P18">} else {</text:p>
      <text:p text:style-name="P2">/* should never happen */</text:p>
      <text:p text:style-name="P2">doNothing();</text:p>
      <text:p text:style-name="P18">}</text:p>
      <text:p text:style-name="P2"/>
      <text:p text:style-name="P2"/>
      <text:p text:style-name="P21">/*setFocusOnLastOpenPreviousElement() and setFocusOnNextOpenSubsequentElement() should be able to competently handle the case where the is not such element.*/</text:p>
      <text:p text:style-name="P19"/>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14"/>
      <text:p text:style-name="P14"><text:span text:style-name="T12">public</text:span><text:span text:style-name="T9"> Map&lt;Long, Node&gt; replaceWithLinkAndGet(Long parentArgID,</text:span></text:p>
      <text:p text:style-name="P15"><text:span text:style-name="T11"><text:tab/><text:tab/><text:tab/>Long linkPropID, Long removePropID) </text:span><text:span text:style-name="T13">throws</text:span><text:span text:style-name="T11"> ServiceException;</text:span></text:p>
      <text:p text:style-name="P16"/>
      <text:p text:style-name="P14"><text:span text:style-name="T12">public</text:span><text:span text:style-name="T9"> Map&lt;Long, Node&gt; getNodesChildren(List&lt;Long&gt; nodeIDs, </text:span><text:span text:style-name="T12">int</text:span><text:span text:style-name="T9"> depth)</text:span></text:p>
      <text:p text:style-name="P15"><text:span text:style-name="T11"><text:tab/><text:tab/><text:tab/></text:span><text:span text:style-name="T13">throws</text:span><text:span text:style-name="T11"> ServiceException;</text:span></text:p>
      <text:p text:style-name="P16"/>
      <text:p text:style-name="P14"><text:span text:style-name="T12">public</text:span><text:span text:style-name="T9"> PartialTrees getUpToDateNodes(Map&lt;Long, DateAndChildIDs&gt; propInfo,</text:span></text:p>
      <text:p text:style-name="P16"><text:tab/><text:tab/><text:tab/>Map&lt;Long, DateAndChildIDs&gt; argInfo);</text:p>
      <text:p text:style-name="P16"/>
      <text:p text:style-name="P16"/>
      <text:p text:style-name="P14"><text:span text:style-name="T12">public</text:span><text:span text:style-name="T9"> PartialTrees getRootProps(</text:span><text:span text:style-name="T12">int</text:span><text:span text:style-name="T9"> depthLimit);</text:span></text:p>
      <text:p text:style-name="P16"/>
      <text:p text:style-name="P14"><text:span text:style-name="T12">public</text:span><text:span text:style-name="T9"> PartialTrees searchProps(String searchString, String searchName,</text:span></text:p>
      <text:p text:style-name="P14"><text:span text:style-name="T9"><text:tab/><text:tab/><text:tab/></text:span><text:span text:style-name="T12">int</text:span><text:span text:style-name="T9"> resultLimit, List&lt;Long&gt; filerNodeIDs) </text:span><text:span text:style-name="T12">throws</text:span><text:span text:style-name="T9"> ServiceException;</text:span></text:p>
      <text:p text:style-name="P14"/>
      <text:p text:style-name="P14"><text:span text:style-name="T12">public</text:span><text:span text:style-name="T9"> PartialTrees continueSearchProps(String searchName)</text:span></text:p>
      <text:p text:style-name="P15"><text:span text:style-name="T11"><text:tab/><text:tab/><text:tab/></text:span><text:span text:style-name="T13">throws</text:span><text:span text:style-name="T11">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h text:style-name="Heading_20_4" text:outline-level="4">On Tuesday Dec 14, 2010</text:h>
      <text:p text:style-name="Text_20_body">Full code size</text:p>
      <text:p text:style-name="Text_20_body"><text:s text:c="4"/>313857 Bytes</text:p>
      <text:p text:style-name="Text_20_body"><text:s text:c="4"/>Report</text:p>
      <text:p text:style-name="Text_20_body"/>
      <text:p text:style-name="Text_20_body">Initial download size</text:p>
      <text:p text:style-name="Text_20_body"><text:s text:c="4"/>227583 Bytes</text:p>
      <text:p text:style-name="Text_20_body"><text:s text:c="4"/>Report</text:p>
      <text:p text:style-name="Text_20_body"/>
      <text:p text:style-name="Text_20_body">Left over code</text:p>
      <text:p text:style-name="Text_20_body"><text:s text:c="4"/>15501 Bytes</text:p>
      <text:p text:style-name="Text_20_body"><text:s text:c="4"/>Report</text:p>
      <text:h text:style-name="Heading_20_4" text:outline-level="4">On Tuesday Dec 14, 2010 after making UpdateTimer run async</text:h>
      <text:p text:style-name="Text_20_body">Full code size</text:p>
      <text:p text:style-name="Text_20_body"><text:s text:c="4"/>315493 Bytes</text:p>
      <text:p text:style-name="Text_20_body"><text:s text:c="4"/>Report</text:p>
      <text:p text:style-name="Text_20_body"/>
      <text:p text:style-name="Text_20_body">Initial download size</text:p>
      <text:p text:style-name="Text_20_body"><text:s text:c="4"/>147540 Bytes</text:p>
      <text:p text:style-name="Text_20_body"><text:s text:c="4"/>Report</text:p>
      <text:p text:style-name="Text_20_body"/>
      <text:p text:style-name="Text_20_body">Left over code</text:p>
      <text:p text:style-name="Text_20_body"><text:s text:c="4"/>98093 Bytes</text:p>
      <text:p text:style-name="Text_20_body"><text:s text:c="4"/>Report</text:p>
      <text:h text:style-name="Heading_20_4" text:outline-level="4">On Tuesday Dec 14, 2010 after making tree setup run async</text:h>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7">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32" text:outline-level="3">Implementation plan</text:h>
      <text:p text:style-name="P7">Implement for regular nodes first</text:p>
      <text:p text:style-name="P7">make sure that implementation works for closed and open non-deleted links</text:p>
      <text:p text:style-name="P7">implement for deleted links.</text:p>
      <text:p text:style-name="P7">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3">include both add/removes and modifications</text:p>
      <text:p text:style-name="P5">note: this puts the changes back as hidden if they where hidden when removed...</text:p>
      <text:p text:style-name="P3">if child node is open</text:p>
      <text:p text:style-name="P5">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10">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11"><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utline" style:family="paragraph" style:parent-style-name="Text_20_body" style:list-style-name="OutlineStyleArabic">
      <style:paragraph-properties fo:margin-top="0in" fo:margin-bottom="0in"/>
    </style:style>
    <style:style style:name="OutlineNothing" style:family="paragraph" style:parent-style-name="Outline" style:list-style-name="OutlineStyleNothing">
      <style:paragraph-properties fo:margin-top="0.0402in" fo:margin-bottom="0.0402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utlineStyleArabic">
      <text:list-level-style-number text:level="1" text:style-name="Numbering_20_Symbols" style:num-prefix=" " style:num-suffix="." style:num-format="1">
        <style:list-level-properties text:min-label-width="0.25in"/>
      </text:list-level-style-number>
      <text:list-level-style-number text:level="2" text:style-name="Numbering_20_Symbols" style:num-suffix="." style:num-format="a">
        <style:list-level-properties text:space-before="0.25in" text:min-label-width="0.25in"/>
      </text:list-level-style-number>
      <text:list-level-style-number text:level="3" text:style-name="Numbering_20_Symbols" style:num-prefix=" " style:num-suffix="." style:num-format="i">
        <style:list-level-properties text:space-before="0.5in" text:min-label-width="0.25in"/>
      </text:list-level-style-number>
      <text:list-level-style-number text:level="4" text:style-name="Numbering_20_Symbols" style:num-prefix=" " style:num-suffix="." style:num-format="A">
        <style:list-level-properties text:space-before="0.75in" text:min-label-width="0.25in"/>
      </text:list-level-style-number>
      <text:list-level-style-number text:level="5" text:style-name="Numbering_20_Symbols" style:num-prefix=" " style:num-suffix="." style:num-format="I">
        <style:list-level-properties text:space-before="1in" text:min-label-width="0.25in"/>
      </text:list-level-style-number>
      <text:list-level-style-number text:level="6" text:style-name="Numbering_20_Symbols" style:num-prefix=" " style:num-suffix=")" style:num-format="1">
        <style:list-level-properties text:space-before="1.25in" text:min-label-width="0.25in"/>
      </text:list-level-style-number>
      <text:list-level-style-number text:level="7" text:style-name="Numbering_20_Symbols" style:num-prefix=" " style:num-suffix=")" style:num-format="a">
        <style:list-level-properties text:space-before="1.5in" text:min-label-width="0.25in"/>
      </text:list-level-style-number>
      <text:list-level-style-number text:level="8" text:style-name="Numbering_20_Symbols" style:num-prefix=" " style:num-suffix=")" style:num-format="i">
        <style:list-level-properties text:space-before="1.75in" text:min-label-width="0.25in"/>
      </text:list-level-style-number>
      <text:list-level-style-number text:level="9" text:style-name="Numbering_20_Symbols" style:num-prefix=" " style:num-suffix=")" style:num-format="A">
        <style:list-level-properties text:space-before="2in" text:min-label-width="0.25in"/>
      </text:list-level-style-number>
      <text:list-level-style-number text:level="10" text:style-name="Numbering_20_Symbols" style:num-prefix=" " style:num-suffix=")" style:num-format="I">
        <style:list-level-properties text:space-before="2.25in" text:min-label-width="0.25in"/>
      </text:list-level-style-number>
    </text:list-style>
    <text:list-style style:name="OutlineStyleNothing">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margin-left="0.25in"/>
        </style:list-level-properties>
      </text:list-level-style-number>
      <text:list-level-style-number text:level="3" style:num-format="">
        <style:list-level-properties text:list-level-position-and-space-mode="label-alignment">
          <style:list-level-label-alignment text:label-followed-by="nothing" fo:margin-left="0.5in"/>
        </style:list-level-properties>
      </text:list-level-style-number>
      <text:list-level-style-number text:level="4" style:num-format="">
        <style:list-level-properties text:list-level-position-and-space-mode="label-alignment">
          <style:list-level-label-alignment text:label-followed-by="nothing" fo:margin-left="0.75in"/>
        </style:list-level-properties>
      </text:list-level-style-number>
      <text:list-level-style-number text:level="5" style:num-format="">
        <style:list-level-properties text:list-level-position-and-space-mode="label-alignment">
          <style:list-level-label-alignment text:label-followed-by="nothing" fo:margin-left="1in"/>
        </style:list-level-properties>
      </text:list-level-style-number>
      <text:list-level-style-number text:level="6" style:num-format="">
        <style:list-level-properties text:list-level-position-and-space-mode="label-alignment">
          <style:list-level-label-alignment text:label-followed-by="nothing" fo:margin-left="1.25in"/>
        </style:list-level-properties>
      </text:list-level-style-number>
      <text:list-level-style-number text:level="7" style:num-format="">
        <style:list-level-properties text:list-level-position-and-space-mode="label-alignment">
          <style:list-level-label-alignment text:label-followed-by="nothing" fo:margin-left="1.5in"/>
        </style:list-level-properties>
      </text:list-level-style-number>
      <text:list-level-style-number text:level="8" style:num-format="">
        <style:list-level-properties text:list-level-position-and-space-mode="label-alignment">
          <style:list-level-label-alignment text:label-followed-by="nothing" fo:margin-left="1.75in"/>
        </style:list-level-properties>
      </text:list-level-style-number>
      <text:list-level-style-number text:level="9" style:num-format="">
        <style:list-level-properties text:list-level-position-and-space-mode="label-alignment">
          <style:list-level-label-alignment text:label-followed-by="nothing" fo:margin-left="2in"/>
        </style:list-level-properties>
      </text:list-level-style-number>
      <text:list-level-style-number text:level="10" style:num-format="">
        <style:list-level-properties text:list-level-position-and-space-mode="label-alignment">
          <style:list-level-label-alignment text:label-followed-by="nothing" fo:margin-left="2.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2-14T18:11:05.49</dc:date>
    <dc:creator>Isaac Kriegman</dc:creator>
    <meta:editing-duration>PT460H57M40S</meta:editing-duration>
    <meta:editing-cycles>82</meta:editing-cycles>
    <meta:document-statistic meta:table-count="0" meta:image-count="0" meta:object-count="0" meta:page-count="1" meta:paragraph-count="719" meta:word-count="12889" meta:character-count="77583"/>
  </office:meta>
</office:document-meta>
</file>